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1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2.506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658cm"/>
    </style:style>
    <style:style style:name="co8" style:family="table-column">
      <style:table-column-properties fo:break-before="auto" style:column-width="2.688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2.401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2.036cm"/>
    </style:style>
    <style:style style:name="co14" style:family="table-column">
      <style:table-column-properties fo:break-before="auto" style:column-width="2.644cm"/>
    </style:style>
    <style:style style:name="co15" style:family="table-column">
      <style:table-column-properties fo:break-before="auto" style:column-width="2.325cm"/>
    </style:style>
    <style:style style:name="co16" style:family="table-column">
      <style:table-column-properties fo:break-before="auto" style:column-width="2.628cm"/>
    </style:style>
    <style:style style:name="co17" style:family="table-column">
      <style:table-column-properties fo:break-before="auto" style:column-width="2.73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339cm"/>
    </style:style>
    <style:style style:name="co20" style:family="table-column">
      <style:table-column-properties fo:break-before="auto" style:column-width="2.141cm"/>
    </style:style>
    <style:style style:name="co21" style:family="table-column">
      <style:table-column-properties fo:break-before="auto" style:column-width="4.7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9"/>
    <style:style style:name="ce2" style:family="table-cell" style:parent-style-name="Default" style:data-style-name="N6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default-cell-style-name="ce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number-columns-repeated="2" office:value-type="string" calcext:value-type="string">
            <text:p>[S]</text:p>
          </table:table-cell>
          <table:table-cell office:value-type="string" calcext:value-type="string">
            <text:p>Zustand [N]</text:p>
          </table:table-cell>
          <table:table-cell office:value-type="string" calcext:value-type="string">
            <text:p>ROST [N]</text:p>
          </table:table-cell>
          <table:table-cell office:value-type="string" calcext:value-type="string">
            <text:p>Kesseltemp [N]</text:p>
          </table:table-cell>
          <table:table-cell office:value-type="string" calcext:value-type="string">
            <text:p>Abgastemp. [N]</text:p>
          </table:table-cell>
          <table:table-cell office:value-type="string" calcext:value-type="string">
            <text:p>Abgas. SW <text:s/>[N]</text:p>
          </table:table-cell>
          <table:table-cell table:style-name="Default" office:value-type="string" calcext:value-type="string">
            <text:p>KessStellGr [N]</text:p>
          </table:table-cell>
          <table:table-cell table:style-name="Default" office:value-type="string" calcext:value-type="string">
            <text:p>Saugzug <text:s text:c="2"/>[N]</text:p>
          </table:table-cell>
          <table:table-cell table:style-name="Default" office:value-type="string" calcext:value-type="string">
            <text:p>Zuluftgebl [N]</text:p>
          </table:table-cell>
          <table:table-cell table:style-name="Default" office:value-type="string" calcext:value-type="string">
            <text:p>Einschub [N]</text:p>
          </table:table-cell>
          <table:table-cell office:value-type="string" calcext:value-type="string">
            <text:p>Fuellst.: [N]</text:p>
          </table:table-cell>
          <table:table-cell office:value-type="string" calcext:value-type="string">
            <text:p>Feuerraumt [N]</text:p>
          </table:table-cell>
          <table:table-cell office:value-type="string" calcext:value-type="string">
            <text:p>Puffert.ob [N]</text:p>
          </table:table-cell>
          <table:table-cell office:value-type="string" calcext:value-type="string">
            <text:p>Puffert.un [N]</text:p>
          </table:table-cell>
          <table:table-cell table:style-name="Default" office:value-type="string" calcext:value-type="string">
            <text:p>Puffer Pu. [N]</text:p>
          </table:table-cell>
          <table:table-cell office:value-type="string" calcext:value-type="string">
            <text:p>Außentemp [N]</text:p>
          </table:table-cell>
          <table:table-cell office:value-type="string" calcext:value-type="string">
            <text:p>Vorlauft.1sw [N]</text:p>
          </table:table-cell>
          <table:table-cell office:value-type="string" calcext:value-type="string">
            <text:p>Vorlauft.1 [N]</text:p>
          </table:table-cell>
          <table:table-cell office:value-type="string" calcext:value-type="string">
            <text:p>Vorlauft.2sw [N]</text:p>
          </table:table-cell>
          <table:table-cell office:value-type="string" calcext:value-type="string">
            <text:p>Vorlauft.2 [N]</text:p>
          </table:table-cell>
          <table:table-cell office:value-type="string" calcext:value-type="string">
            <text:p>KTY6_H2 [N]</text:p>
          </table:table-cell>
          <table:table-cell office:value-type="string" calcext:value-type="string">
            <text:p>KTY7_H2 [N]</text:p>
          </table:table-cell>
          <table:table-cell office:value-type="string" calcext:value-type="string">
            <text:p>Brenn.ST [N]</text:p>
          </table:table-cell>
          <table:table-cell office:value-type="string" calcext:value-type="string">
            <text:p>Laufzeit: [N]</text:p>
          </table:table-cell>
          <table:table-cell office:value-type="string" calcext:value-type="string">
            <text:p>Boardtemp. [N]</text:p>
          </table:table-cell>
          <table:table-cell office:value-type="string" calcext:value-type="string">
            <text:p>Die Kesseltemp. soll sein [N]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00S" calcext:value-type="time">
            <text:p>10:52:00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11S" calcext:value-type="time">
            <text:p>10:52:11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22S" calcext:value-type="time">
            <text:p>10:52:22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33S" calcext:value-type="time">
            <text:p>10:52:33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44S" calcext:value-type="time">
            <text:p>10:52:44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2M55S" calcext:value-type="time">
            <text:p>10:52:55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3M06S" calcext:value-type="time">
            <text:p>10:53:0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3M17S" calcext:value-type="time">
            <text:p>10:53:17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3M28S" calcext:value-type="time">
            <text:p>10:53:28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3M39S" calcext:value-type="time">
            <text:p>10:53:39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table:number-columns-repeated="2" office:value-type="string" calcext:value-type="string">
            <text:p>[S]</text:p>
          </table:table-cell>
          <table:table-cell office:value-type="string" calcext:value-type="string">
            <text:p>Zustand [N]</text:p>
          </table:table-cell>
          <table:table-cell office:value-type="string" calcext:value-type="string">
            <text:p>ROST [N]</text:p>
          </table:table-cell>
          <table:table-cell office:value-type="string" calcext:value-type="string">
            <text:p>Kesseltemp [N]</text:p>
          </table:table-cell>
          <table:table-cell office:value-type="string" calcext:value-type="string">
            <text:p>Abgastemp. [N]</text:p>
          </table:table-cell>
          <table:table-cell office:value-type="string" calcext:value-type="string">
            <text:p>Abgas. SW <text:s/>[N]</text:p>
          </table:table-cell>
          <table:table-cell table:style-name="Default" office:value-type="string" calcext:value-type="string">
            <text:p>KessStellGr [N]</text:p>
          </table:table-cell>
          <table:table-cell table:style-name="Default" office:value-type="string" calcext:value-type="string">
            <text:p>Saugzug <text:s text:c="2"/>[N]</text:p>
          </table:table-cell>
          <table:table-cell table:style-name="Default" office:value-type="string" calcext:value-type="string">
            <text:p>Zuluftgebl [N]</text:p>
          </table:table-cell>
          <table:table-cell table:style-name="Default" office:value-type="string" calcext:value-type="string">
            <text:p>Einschub [N]</text:p>
          </table:table-cell>
          <table:table-cell office:value-type="string" calcext:value-type="string">
            <text:p>Fuellst.: [N]</text:p>
          </table:table-cell>
          <table:table-cell office:value-type="string" calcext:value-type="string">
            <text:p>Feuerraumt [N]</text:p>
          </table:table-cell>
          <table:table-cell office:value-type="string" calcext:value-type="string">
            <text:p>Puffert.ob [N]</text:p>
          </table:table-cell>
          <table:table-cell office:value-type="string" calcext:value-type="string">
            <text:p>Puffert.un [N]</text:p>
          </table:table-cell>
          <table:table-cell table:style-name="Default" office:value-type="string" calcext:value-type="string">
            <text:p>Puffer Pu. [N]</text:p>
          </table:table-cell>
          <table:table-cell office:value-type="string" calcext:value-type="string">
            <text:p>Außentemp [N]</text:p>
          </table:table-cell>
          <table:table-cell office:value-type="string" calcext:value-type="string">
            <text:p>Vorlauft.1sw [N]</text:p>
          </table:table-cell>
          <table:table-cell office:value-type="string" calcext:value-type="string">
            <text:p>Vorlauft.1 [N]</text:p>
          </table:table-cell>
          <table:table-cell office:value-type="string" calcext:value-type="string">
            <text:p>Vorlauft.2sw [N]</text:p>
          </table:table-cell>
          <table:table-cell office:value-type="string" calcext:value-type="string">
            <text:p>Vorlauft.2 [N]</text:p>
          </table:table-cell>
          <table:table-cell office:value-type="string" calcext:value-type="string">
            <text:p>KTY6_H2 [N]</text:p>
          </table:table-cell>
          <table:table-cell office:value-type="string" calcext:value-type="string">
            <text:p>KTY7_H2 [N]</text:p>
          </table:table-cell>
          <table:table-cell office:value-type="string" calcext:value-type="string">
            <text:p>Brenn.ST [N]</text:p>
          </table:table-cell>
          <table:table-cell office:value-type="string" calcext:value-type="string">
            <text:p>Laufzeit: [N]</text:p>
          </table:table-cell>
          <table:table-cell office:value-type="string" calcext:value-type="string">
            <text:p>Boardtemp. [N]</text:p>
          </table:table-cell>
          <table:table-cell office:value-type="string" calcext:value-type="string">
            <text:p>Die Kesseltemp. soll sein [N]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5M05S" calcext:value-type="time">
            <text:p>10:55:05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5M16S" calcext:value-type="time">
            <text:p>10:55:1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5M27S" calcext:value-type="time">
            <text:p>10:55:27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5M38S" calcext:value-type="time">
            <text:p>10:55:38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5M49S" calcext:value-type="time">
            <text:p>10:55:49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00S" calcext:value-type="time">
            <text:p>10:56:00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11S" calcext:value-type="time">
            <text:p>10:56:11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22S" calcext:value-type="time">
            <text:p>10:56:22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33S" calcext:value-type="time">
            <text:p>10:56:33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44S" calcext:value-type="time">
            <text:p>10:56:44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6M54S" calcext:value-type="time">
            <text:p>10:56:54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05S" calcext:value-type="time">
            <text:p>10:57:05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16S" calcext:value-type="time">
            <text:p>10:57:1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2" calcext:value-type="percentage">
            <text:p>52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26S" calcext:value-type="time">
            <text:p>10:57:2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36S" calcext:value-type="time">
            <text:p>10:57:3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46S" calcext:value-type="time">
            <text:p>10:57:4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7M56S" calcext:value-type="time">
            <text:p>10:57:5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06S" calcext:value-type="time">
            <text:p>10:58:0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16S" calcext:value-type="time">
            <text:p>10:58:1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26S" calcext:value-type="time">
            <text:p>10:58:2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2" calcext:value-type="percentage">
            <text:p>52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36S" calcext:value-type="time">
            <text:p>10:58:3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2" calcext:value-type="percentage">
            <text:p>52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46S" calcext:value-type="time">
            <text:p>10:58:4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8M56S" calcext:value-type="time">
            <text:p>10:58:5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33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4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3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9M06S" calcext:value-type="time">
            <text:p>10:59:0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9M16S" calcext:value-type="time">
            <text:p>10:59:1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1" calcext:value-type="percentage">
            <text:p>51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0H59M26S" calcext:value-type="time">
            <text:p>10:59:26</text:p>
          </table:table-cell>
          <table:table-cell office:value-type="string" calcext:value-type="string">
            <text:p>Ausgeschaltet</text:p>
          </table:table-cell>
          <table:table-cell office:value-type="string" calcext:value-type="string">
            <text:p>Brenner A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34°</text:p>
          </table:table-cell>
          <table:table-cell office:value-type="percentage" office:value="0.52" calcext:value-type="percentage">
            <text:p>52,00 %</text:p>
          </table:table-cell>
          <table:table-cell table:number-columns-repeated="3" office:value-type="percentage" office:value="0" calcext:value-type="percentage">
            <text:p>0,00 %</text:p>
          </table:table-cell>
          <table:table-cell office:value-type="string" calcext:value-type="string">
            <text:p>99.9%</text:p>
          </table:table-cell>
          <table:table-cell office:value-type="string" calcext:value-type="string">
            <text:p>395°</text:p>
          </table:table-cell>
          <table:table-cell table:number-columns-repeated="2" office:value-type="string" calcext:value-type="string">
            <text:p>18°</text:p>
          </table:table-cell>
          <table:table-cell office:value-type="percentage" office:value="0" calcext:value-type="percentage">
            <text:p>0,00 %</text:p>
          </table:table-cell>
          <table:table-cell office:value-type="string" calcext:value-type="string">
            <text:p>18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20°</text:p>
          </table:table-cell>
          <table:table-cell office:value-type="string" calcext:value-type="string">
            <text:p>0°</text:p>
          </table:table-cell>
          <table:table-cell office:value-type="string" calcext:value-type="string">
            <text:p>18°</text:p>
          </table:table-cell>
          <table:table-cell table:number-columns-repeated="2" office:value-type="string" calcext:value-type="string">
            <text:p>127°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5878h</text:p>
          </table:table-cell>
          <table:table-cell office:value-type="string" calcext:value-type="string">
            <text:p>24°</text:p>
          </table:table-cell>
          <table:table-cell office:value-type="string" calcext:value-type="string">
            <text:p>75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2:11:10.873000000</meta:creation-date>
    <dc:date>2022-09-13T13:12:19.948000000</dc:date>
    <meta:editing-duration>PT50M58S</meta:editing-duration>
    <meta:editing-cycles>2</meta:editing-cycles>
    <meta:generator>LibreOffice/7.3.4.2$Windows_X86_64 LibreOffice_project/728fec16bd5f605073805c3c9e7c4212a0120dc5</meta:generator>
    <meta:document-statistic meta:table-count="1" meta:cell-count="1102" meta:object-count="0"/>
  </office:meta>
</office:document-meta>
</file>